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officeooo:paragraph-rsid="0000e5ec"/>
    </style:style>
    <style:style style:name="P2" style:family="paragraph" style:parent-style-name="Standard">
      <style:text-properties style:font-name="Courier New" officeooo:rsid="0000e5ec" officeooo:paragraph-rsid="0000e5ec"/>
    </style:style>
    <style:style style:name="P3" style:family="paragraph" style:parent-style-name="Standard">
      <style:text-properties style:font-name="Courier New" officeooo:rsid="00047fb2" officeooo:paragraph-rsid="00047fb2"/>
    </style:style>
    <style:style style:name="P4" style:family="paragraph" style:parent-style-name="Standard">
      <style:text-properties style:font-name="Courier New" officeooo:rsid="00093da0" officeooo:paragraph-rsid="00093da0"/>
    </style:style>
    <style:style style:name="P5" style:family="paragraph" style:parent-style-name="Standard">
      <style:paragraph-properties fo:text-align="center" style:justify-single-word="false"/>
      <style:text-properties style:font-name="Courier New" officeooo:rsid="000bb1d2" officeooo:paragraph-rsid="000bb1d2"/>
    </style:style>
    <style:style style:name="P6" style:family="paragraph" style:parent-style-name="Standard">
      <style:paragraph-properties fo:text-align="start" style:justify-single-word="false"/>
      <style:text-properties style:font-name="Courier New" officeooo:rsid="000bb1d2" officeooo:paragraph-rsid="000bb1d2"/>
    </style:style>
    <style:style style:name="P7" style:family="paragraph" style:parent-style-name="Standard">
      <style:paragraph-properties fo:text-align="start" style:justify-single-word="false"/>
      <style:text-properties style:font-name="Courier New" officeooo:rsid="000d2200" officeooo:paragraph-rsid="000d2200"/>
    </style:style>
    <style:style style:name="P8" style:family="paragraph" style:parent-style-name="Standard">
      <style:paragraph-properties fo:text-align="center" style:justify-single-word="false"/>
      <style:text-properties style:font-name="Courier New" officeooo:rsid="000d2200" officeooo:paragraph-rsid="000d2200"/>
    </style:style>
    <style:style style:name="P9" style:family="paragraph" style:parent-style-name="Standard">
      <style:paragraph-properties fo:break-before="page"/>
      <style:text-properties style:font-name="Courier New" officeooo:rsid="0000e5ec" officeooo:paragraph-rsid="0000e5ec"/>
    </style:style>
    <style:style style:name="P10" style:family="paragraph" style:parent-style-name="Standard">
      <style:paragraph-properties fo:text-align="center" style:justify-single-word="false" fo:break-before="page"/>
      <style:text-properties style:font-name="Courier New" officeooo:rsid="000bb1d2" officeooo:paragraph-rsid="000bb1d2"/>
    </style:style>
    <style:style style:name="P11" style:family="paragraph" style:parent-style-name="Standard">
      <style:paragraph-properties fo:text-align="start" style:justify-single-word="false" fo:break-before="page"/>
      <style:text-properties style:font-name="Courier New" officeooo:rsid="000d2200" officeooo:paragraph-rsid="000d2200"/>
    </style:style>
    <style:style style:name="T1" style:family="text">
      <style:text-properties officeooo:rsid="00017d31"/>
    </style:style>
    <style:style style:name="T2" style:family="text">
      <style:text-properties officeooo:rsid="000265f3"/>
    </style:style>
    <style:style style:name="T3" style:family="text">
      <style:text-properties officeooo:rsid="00038562"/>
    </style:style>
    <style:style style:name="T4" style:family="text">
      <style:text-properties officeooo:rsid="00047fb2"/>
    </style:style>
    <style:style style:name="T5" style:family="text">
      <style:text-properties officeooo:rsid="00067cbd"/>
    </style:style>
    <style:style style:name="T6" style:family="text">
      <style:text-properties officeooo:rsid="0008b51d"/>
    </style:style>
    <style:style style:name="T7" style:family="text">
      <style:text-properties officeooo:rsid="00093da0"/>
    </style:style>
    <style:style style:name="T8" style:family="text">
      <style:text-properties officeooo:rsid="0009f635"/>
    </style:style>
    <style:style style:name="T9" style:family="text">
      <style:text-properties officeooo:rsid="000bb1d2"/>
    </style:style>
    <style:style style:name="T10" style:family="text">
      <style:text-properties officeooo:rsid="000d22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Year: 2006-ish</text:p>
      <text:p text:style-name="P2"/>
      <text:p text:style-name="P2">The Flames are Black</text:p>
      <text:p text:style-name="P9"><text:tab/>Ly was a young boy about 7 or 8 and his dream was to become a her. He practiced with his sword every day so he will become better. His father was a blacksmith who made his sword. His father’s name was Jak and his wire was Q’ristal. The little family lived in a small village called Bridgefort about 2km from Quick Silver It was peaceful <text:s/>town until a dark man released Ravoil. Ravoil is the ancient beast that absorbs the souls of the good people leaving the wicked to destroy the world.</text:p>
      <text:p text:style-name="P2"><text:tab/>Ly was wearing an earth colored dress robe when his father called him to the shop. He hesitated for a while then went around the show where his father was holding a hammer.</text:p>
      <text:p text:style-name="P2"><text:tab/>“<text:span text:style-name="T2">Ly, I know the world </text:span><text:span text:style-name="T3">i</text:span><text:span text:style-name="T2">s becoming dangerous so I want you to go to Quick Silver and get your mother. I believer she went to the market for food.” Ly turns to run off toward the path and his father stops him. “You should go get your sword so you can defend yourself, and at least your compass so you don’t get lost.”</text:span></text:p>
      <text:p text:style-name="P2"><text:tab/><text:span text:style-name="T3">Ly runs in the house and looks for his sword. He finds a map on the table so he grabs is and carefully rolls it up. He puts the compass that was next to the map in his pocket. His father calls from the shop. “Your sword is out here!” He runs out to get his sword. </text:span>“<text:span text:style-name="T3">Be sure to look at that map every now and then. Well off you go then.”</text:span></text:p>
      <text:p text:style-name="P2"><text:tab/>“<text:span text:style-name="T3">Wait, may I come too?” David comes out of the neighbors log cabin. He is about 13 years old, he’s wearing a kilt and has a quiver and bow on his back. Jak replies, “I would love for you to, al least to keep him company.”</text:span></text:p>
      <text:p text:style-name="P2"><text:tab/><text:span text:style-name="T3">Ly is getting frustrated, “Come on, it’ll be getting hot soon and I’d like to be in the shade of the forest before then.”</text:span></text:p>
      <text:p text:style-name="P2"><text:tab/><text:span text:style-name="T3">Jak hold out his hand and gives Ly a leather bag “You may need it on your quest, now run along.”</text:span></text:p>
      <text:p text:style-name="P2"><text:tab/><text:span text:style-name="T4">They didn’t waste any time, Ly wondered what his father meant by quest. Hopefully he’ll find out soon. Ly just realized something; he had never been so far from home before.</text:span></text:p>
      <text:p text:style-name="P2"><text:tab/>“<text:span text:style-name="T4">Don’t worry Ly, we should be home before dark.”</text:span></text:p>
      <text:p text:style-name="P2"><text:tab/><text:span text:style-name="T4">Ly jumped a little, not only did he spook him become he forgot David came along but he read his mind.</text:span></text:p>
      <text:p text:style-name="P2"><text:tab/>“<text:span text:style-name="T4">David, what do you think is in the bag?” Ly holds up the bag for David to see.</text:span></text:p>
      <text:p text:style-name="P2"><text:tab/>“<text:span text:style-name="T4">I don’t know but we had better not open it.”</text:span></text:p>
      <text:p text:style-name="P2"><text:tab/>“<text:span text:style-name="T4">Do you think it is summoning powder?” Ly asks.</text:span></text:p>
      <text:p text:style-name="P2"><text:tab/>“<text:span text:style-name="T4">Probably not, why would he give you summoning powder?”</text:span></text:p>
      <text:p text:style-name="P2"><text:tab/>“<text:span text:style-name="T4">Well, I was thinking of that defeating Ravoil would be my quest. To do so I would have to have summoning powder.”</text:span></text:p>
      <text:p text:style-name="P3"><text:tab/>David thinks this over and replies, “If it is summoning powder we should be careful.”</text:p>
      <text:p text:style-name="P3"><text:tab/>Ly spots something strange looking at the edge of the forest.</text:p>
      <text:p text:style-name="P3"><text:tab/>“David, what’s that?”</text:p>
      <text:p text:style-name="P3"><text:soft-page-break/><text:tab/>“It looks like somebody is being attacked by a clawed serpent, let’s go help them.</text:p>
      <text:p text:style-name="P3"><text:tab/>David shot it with an arrow and hit it in the ribs. By then Ly was over to it and he jabbed it hard in the chest. When he yanked the sword back out it quickly died and fell to the ground. Ly felt sorry for the beast but it was evil. He turned to what looked like a half gient.</text:p>
      <text:p text:style-name="P3"><text:tab/>“Are you alright?”</text:p>
      <text:p text:style-name="P3"><text:tab/>The giant man <text:span text:style-name="T5">looks</text:span> up, “Yes, I could have beat it up but my hammer is over by the bush.”</text:p>
      <text:p text:style-name="P3"><text:tab/>David looked over at Ly, “Why don’t you go find his hammer, I’ll see if I can doctor him up.”</text:p>
      <text:p text:style-name="P3"><text:tab/>Ly looked around <text:span text:style-name="T5">but didn’t find any bush. He walks over and sees it is a small lean-to. He trips over something, he looks down and finds the hammer. When he trys to pick it up. Soon he realizes it must weigh a ton and drags it over to the big man.</text:span></text:p>
      <text:p text:style-name="P3"><text:tab/>“<text:span text:style-name="T5">Thanks, by the way, my name is Ivan.”</text:span></text:p>
      <text:p text:style-name="P3"><text:tab/><text:span text:style-name="T5">Ly stretches and asks, “How much does that hammer weigh?”</text:span></text:p>
      <text:p text:style-name="P3"><text:tab/>“<text:span text:style-name="T5">I haven’t weighed it exactly, but I’d say about 100lb.” replied Ivan, “By the way what are you two doing out there?”</text:span></text:p>
      <text:p text:style-name="P3"><text:tab/><text:span text:style-name="T5">David is first to respond to this,” we were about to ask you the same thing, but you asked first so I’ll tell you. We were on our way to Quick Silver so we could find Q’ristal, his mother.”</text:span></text:p>
      <text:p text:style-name="P3"><text:tab/>“<text:span text:style-name="T5">If you want to know what I was doing, I’ll tell you, I was making some log cabins for a new village but I guess it will have to wait. I’ll escort you to the other side of the forest maybe you will get to Quick Silver before sundown.” Ivan took a deep breath and continued,” I’m sure you have no money so the inn will not accept you so I will give you 2 bronze coins.” </text:span><text:span text:style-name="T6">he reaches out his hand, but Ly does not take them, instead he reaches in his pocket and brings out the small leather bag and opens it. Dumbstruck he stands holding a handful of gold coins.</text:span></text:p>
      <text:p text:style-name="P3"><text:tab/><text:span text:style-name="T6">David breaks the silence, “I wish my dad would give me a bag full of money.”</text:span></text:p>
      <text:p text:style-name="P3"><text:tab/><text:span text:style-name="T6">Ivan looks at the coins and replies, “I guess you got the inn’s rent covered.”</text:span></text:p>
      <text:p text:style-name="P3"><text:tab/>“<text:span text:style-name="T6">Talking about the inn never got us there, so lets get started.” David declares.</text:span></text:p>
      <text:p text:style-name="P3"><text:tab/><text:span text:style-name="T6">So the three of them start walking deeper into the forest. After about a half an hour they come across a large clearing where three or four small logs cabins are and the stop.</text:span></text:p>
      <text:p text:style-name="P3"><text:tab/>“<text:span text:style-name="T6">Ivan, is this the village you were making?” Ly asks. Ivan </text:span><text:span text:style-name="T7">just motions for them to come to one of the cabins. They look inside and Ly and David jerk their heads away from the sight. Inside there was what looked like blood everywhere: Claw marks were at least an inch deep all over the logs.</text:span></text:p>
      <text:p text:style-name="P3"><text:soft-page-break/><text:tab/><text:span text:style-name="T7">Ivan makes a </text:span><text:span text:style-name="T8">conclusion</text:span><text:span text:style-name="T7"> and tells Ly and David that it is not blood. Horace!”</text:span></text:p>
      <text:p text:style-name="P3"><text:tab/><text:span text:style-name="T7">Ly said, “Noones here, who are you calling?”</text:span></text:p>
      <text:p text:style-name="P3"><text:tab/>“<text:span text:style-name="T7">Just give him a minute.” Ivan snaps, “Horace!”</text:span></text:p>
      <text:p text:style-name="P3"><text:tab/><text:span text:style-name="T7">David tells Ly, “I think he has gone loony, he’s talking to the trees.”</text:span></text:p>
      <text:p text:style-name="P3"><text:tab/><text:span text:style-name="T7">Ivan snaps back, “Would you two be quiet, HORACE!”</text:span></text:p>
      <text:p text:style-name="P4"><text:tab/>They hear the roar of a dragon. Ly runs behind the giant man, but David just takes a step back. A moment later they see a Chrome Skull dragon, having black flames coming from it’s mouth and a giant chrome mask.</text:p>
      <text:p text:style-name="P4"><text:tab/>“<text:span text:style-name="T8">Don’t worry he wont bite.” Ivan assures them. Ly is curious and reaches out his hand and starts to touch it but David stops him. “Do you think we can really trust him?” Ly asks, “There’s only one way to find out, lets stay a while and see.” David replies.</text:span></text:p>
      <text:p text:style-name="P4"><text:tab/><text:span text:style-name="T8">Later they make it to the inn and knock, the innkeeper comes to the door. “Who is it?” the innkeeper asks without opening the door. “It is Ivan and I brought the dragon.”</text:span></text:p>
      <text:p text:style-name="P4"><text:tab/>“<text:span text:style-name="T8">Oh, forgive me Ivan, please come in and sit. I shall go and prepare a meal.</text:span></text:p>
      <text:p text:style-name="P4"><text:tab/>“<text:span text:style-name="T8">Would it be alright to leave the dragon here tomorrow.” The innkeeper answers “Yes.”</text:span></text:p>
      <text:p text:style-name="P4"><text:tab/><text:span text:style-name="T8">The three of them went to sit in from of the fireplace while the innkeeper went to prepare a meal. From the fireplace they would hear the soft clawing from the dragon outside. Ly’s eyes were fixed upon a small spell book. David was first to speak, “Do you know that man?”</text:span></text:p>
      <text:p text:style-name="P4"><text:tab/><text:span text:style-name="T8">Ivan replied, “Yes, he’s not the kind you would want to make mad though. His name is Fernando. He used to be a wizard, but the townsoke were blaming him for the reappearance of the Black Chrome Skull Dragon.”</text:span></text:p>
      <text:p text:style-name="P4"><text:tab/><text:span text:style-name="T8">Fernando calls from the other room, “It’s ready if you want it.” They walk into the dining room and on the table there are wooden plates and chicken, </text:span><text:span text:style-name="T9">potatoes, corn, and baked beans.</text:span></text:p>
      <text:p text:style-name="P4"><text:tab/><text:span text:style-name="T9">They all eat without another word, after word Fernando shows them to their rooms and they all go to bed and sleep for the night.</text:span></text:p>
      <text:p text:style-name="P4"><text:tab/><text:span text:style-name="T9">Ly stayed awake and watched out the window. Now in the quiet, he could hear distant thunder. Soon he fell asleep.</text:span></text:p>
      <text:p text:style-name="P5"/>
      <text:p text:style-name="P5">2:63 Nighttime</text:p>
      <text:p text:style-name="P10">Day 2 of Quest I</text:p>
      <text:p text:style-name="P5"/>
      <text:p text:style-name="P5">0:95 Daytime</text:p>
      <text:p text:style-name="P6"/>
      <text:p text:style-name="P6">It was early morning when Ly woke up. He could smell toast and eggs being cooked. When dressed and in the kitchen he saw Ivan getting money and overheard, “No, you don’t have to pay me, I was just looking out for him.” “No, no I want you to have this to show my appreciation for what you have done for me.”</text:p>
      <text:p text:style-name="P6"><text:tab/>“What’s this.” Ly asks.</text:p>
      <text:p text:style-name="P6"><text:tab/>“Well he was just paying me for taking care of Horace.” Ivan replies.</text:p>
      <text:p text:style-name="P6"><text:tab/>“Breakfast anyone?” Fernando asks.</text:p>
      <text:p text:style-name="P6"><text:tab/>From up the stairs they hear a thud and see David scramble down the stairs.</text:p>
      <text:p text:style-name="P6"><text:tab/>After breakfast they all grab their gear and leave.</text:p>
      <text:p text:style-name="P6"><text:tab/>“Do you want any horses?” <text:span text:style-name="T10">Fernando yells back. Ivan turn, then looks at David and mutters “We could use some horses.”</text:span></text:p>
      <text:p text:style-name="P6"><text:tab/><text:span text:style-name="T10">Back at the inn Fernando is talking to Ivan, “Well I’ve been thinking that I should go with you.” “No, I’ll be safer here at the inn.” “I suppose your right but if you need me you’ll know where to find me.”</text:span></text:p>
      <text:p text:style-name="P11">This was a start to a story that plotted as such:</text:p>
      <text:p text:style-name="P7"><text:tab/>Infinite story; one gets killed and 3 replace him so 5 get killed to rebalence the story kind of thing. It was to cover all the way to hell and up to heaven where they would get a 2nd change back on earth.</text:p>
      <text:p text:style-name="P7"/>
      <text:p text:style-name="P8">Thanks to:</text:p>
      <text:p text:style-name="P7">Frank Renn III for obsession for medieval knights</text:p>
      <text:p text:style-name="P7">Kord Stancell and Cassandra Beaver for approval and support</text:p>
      <text:p text:style-name="P7">Courtney Roark and Julie Thomas for a friendly encouragement</text:p>
      <text:p text:style-name="P7">Special thanks to Jaimee Shields for character names</text:p>
      <text:p text:style-name="P7"/>
      <text:p text:style-name="P7">This story will not be recontinued... Sorr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00e5ec"/>
    </style:style>
    <style:style style:name="MT1" style:family="text">
      <style:text-properties officeooo:rsid="00017d3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Page </text:span><text:span text:style-name="MT1"><text:page-number text:select-page="current" text:page-adjust="-1">5</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1-03-28T12:34:28.746000000</dc:date>
    <meta:editing-duration>PT5H24M54S</meta:editing-duration>
    <meta:editing-cycles>4</meta:editing-cycles>
    <meta:document-statistic meta:table-count="0" meta:image-count="0" meta:object-count="0" meta:page-count="6" meta:paragraph-count="71" meta:word-count="1672" meta:character-count="8577" meta:non-whitespace-character-count="6918"/>
  </office:meta>
</office:document-meta>
</file>